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e-submission sprint (now → 30.11)</text:h>
      <text:h text:style-name="Heading_20_2" text:outline-level="2">Week 1: 28.10–03.11</text:h>
      <text:list text:style-name="L1">
        <text:list-item>
          <text:p text:style-name="P1">Harden the Flask MVP you already have:</text:p>
          <text:list>
            <text:list-item>
              <text:p text:style-name="P1">Clean routes, add basic error handling &amp; size limits.</text:p>
            </text:list-item>
            <text:list-item>
              <text:p text:style-name="P1">Add <text:span text:style-name="Strong_20_Emphasis">Tesseract OCR</text:span> for a proof-of-concept on 2 doc types (Passport, Diploma).</text:p>
            </text:list-item>
            <text:list-item>
              <text:p text:style-name="P1">Verify <text:span text:style-name="Strong_20_Emphasis">Berlin</text:span> checklist text and wording in <text:span text:style-name="Source_20_Text">state_rules.py</text:span>.</text:p>
            </text:list-item>
          </text:list>
        </text:list-item>
        <text:list-item>
          <text:p text:style-name="P1">Create <text:span text:style-name="Strong_20_Emphasis">10–12 anonymized sample files</text:span> (good/bad quality) for testing.</text:p>
        </text:list-item>
        <text:list-item>
          <text:p text:style-name="P1">Decision: deploy target (<text:span text:style-name="Strong_20_Emphasis">Render</text:span> or <text:span text:style-name="Strong_20_Emphasis">Fly.io</text:span>) and create project.</text:p>
        </text:list-item>
      </text:list>
      <text:p text:style-name="Text_20_body"><text:span text:style-name="Strong_20_Emphasis">Deliverables:</text:span> Deployed MVP (public URL), OCR PoC, Berlin checklist v1, sample test set.</text:p>
      <text:h text:style-name="Heading_20_2" text:outline-level="2">Week 2: 04.11–10.11</text:h>
      <text:list text:style-name="L2">
        <text:list-item>
          <text:p text:style-name="P2">Add <text:span text:style-name="Strong_20_Emphasis">SQLite persistence</text:span> (Candidates, Uploads, Results).</text:p>
        </text:list-item>
        <text:list-item>
          <text:p text:style-name="P2">“<text:span text:style-name="Strong_20_Emphasis">My Cases</text:span>” dashboard + simple status (Incomplete / Ready).</text:p>
        </text:list-item>
        <text:list-item>
          <text:p text:style-name="P2"><text:span text:style-name="Strong_20_Emphasis">Email templates (German)</text:span> for missing docs (copy-paste ready).</text:p>
        </text:list-item>
        <text:list-item>
          <text:p text:style-name="P2">Deploy CI basics (lint + format) and push to GitHub.</text:p>
        </text:list-item>
      </text:list>
      <text:p text:style-name="Text_20_body"><text:span text:style-name="Strong_20_Emphasis">Deliverables:</text:span> Persistent cases, dashboard, email drafts, repo ready.</text:p>
      <text:h text:style-name="Heading_20_2" text:outline-level="2">Week 3: 11.11–17.11</text:h>
      <text:list text:style-name="L3">
        <text:list-item>
          <text:p text:style-name="P3">Expand checklists: <text:span text:style-name="Strong_20_Emphasis">Bavaria</text:span> and <text:span text:style-name="Strong_20_Emphasis">NRW</text:span>.</text:p>
        </text:list-item>
        <text:list-item>
          <text:p text:style-name="P3">Add <text:span text:style-name="Strong_20_Emphasis">analytics mini-panel</text:span> (avg. missing docs, detection rate, per-state breakdown).</text:p>
        </text:list-item>
        <text:list-item>
          <text:p text:style-name="P3">Create <text:span text:style-name="Strong_20_Emphasis">2-minute demo script</text:span> (voiceover text + click path).</text:p>
        </text:list-item>
      </text:list>
      <text:p text:style-name="Text_20_body"><text:span text:style-name="Strong_20_Emphasis">Deliverables:</text:span> 3-state coverage, analytics panel, demo script.</text:p>
      <text:h text:style-name="Heading_20_2" text:outline-level="2">Week 4: 18.11–24.11</text:h>
      <text:list text:style-name="L4">
        <text:list-item>
          <text:p text:style-name="P4"><text:span text:style-name="Strong_20_Emphasis">UI polish</text:span> (Bootstrap consistency, progress meter, alert copy).</text:p>
        </text:list-item>
        <text:list-item>
          <text:p text:style-name="P4"><text:span text:style-name="Strong_20_Emphasis">Record demo video</text:span> (screen capture) + short GIF.</text:p>
        </text:list-item>
        <text:list-item>
          <text:p text:style-name="P4">Draft <text:span text:style-name="Strong_20_Emphasis">1-page submission</text:span> (Problem / Solution / Impact / 10× potential) and <text:span text:style-name="Strong_20_Emphasis">slide</text:span>.</text:p>
        </text:list-item>
      </text:list>
      <text:p text:style-name="Text_20_body"><text:span text:style-name="Strong_20_Emphasis">Deliverables:</text:span> Final UI, video + GIF, one-pager, slide draft.</text:p>
      <text:h text:style-name="Heading_20_2" text:outline-level="2">Week 5: 25.11–29.11</text:h>
      <text:list text:style-name="L5">
        <text:list-item>
          <text:p text:style-name="P5"><text:span text:style-name="Strong_20_Emphasis">Dry-run</text:span> with 10 sample cases; note accuracy and time saved.</text:p>
        </text:list-item>
        <text:list-item>
          <text:p text:style-name="P5">Add a short <text:span text:style-name="Strong_20_Emphasis">“Security &amp; Privacy”</text:span> note (no PHI stored; sample data only).</text:p>
        </text:list-item>
        <text:list-item>
          <text:p text:style-name="P5"><text:soft-page-break/>Submit <text:span text:style-name="Strong_20_Emphasis">by 29.11</text:span> (buffer day).</text:p>
        </text:list-item>
      </text:list>
      <text:p text:style-name="Text_20_body"><text:span text:style-name="Strong_20_Emphasis">Deliverables:</text:span> Submission packet ready &amp; sent (URL, video, one-pager, slide, metrics note).</text:p>
      <text:h text:style-name="Heading_20_2" text:outline-level="2">Deadline day: <text:span text:style-name="Strong_20_Emphasis">30.11</text:span></text:h>
      <text:list text:style-name="L6">
        <text:list-item>
          <text:p text:style-name="P6">Final check, resubmit if needed; post a brief summary to stakeholders.</text:p>
        </text:list-item>
      </text:list>
      <text:p text:style-name="Horizontal_20_Line"/>
      <text:h text:style-name="Heading_20_1" text:outline-level="1">Submission packet (checklist)</text:h>
      <text:list text:style-name="L7">
        <text:list-item>
          <text:p text:style-name="P7">✅ <text:span text:style-name="Strong_20_Emphasis">URL</text:span> to the running Flask MVP</text:p>
        </text:list-item>
        <text:list-item>
          <text:p text:style-name="P7">✅ <text:span text:style-name="Strong_20_Emphasis">2-min demo video</text:span> (walkthrough: upload → detect → missing → email template)</text:p>
        </text:list-item>
        <text:list-item>
          <text:p text:style-name="P7">✅ <text:span text:style-name="Strong_20_Emphasis">One-pager</text:span> (copy below)</text:p>
        </text:list-item>
        <text:list-item>
          <text:p text:style-name="P7">✅ <text:span text:style-name="Strong_20_Emphasis">Slide</text:span> (single slide “from paperwork to placement”)</text:p>
        </text:list-item>
        <text:list-item>
          <text:p text:style-name="P7">✅ <text:span text:style-name="Strong_20_Emphasis">90-day implementation plan</text:span> (below)</text:p>
        </text:list-item>
        <text:list-item>
          <text:p text:style-name="P7">✅ <text:span text:style-name="Strong_20_Emphasis">Metrics snapshot</text:span> (on sample data): detection rate %, avg. missing docs, minutes saved/case</text:p>
        </text:list-item>
      </text:list>
      <text:p text:style-name="Horizontal_20_Line"/>
      <text:h text:style-name="Heading_20_1" text:outline-level="1">Paste-ready one-pager (for the form)</text:h>
      <text:p text:style-name="Text_20_body"><text:span text:style-name="Strong_20_Emphasis">Title:</text:span> Anerkennung AI Cockpit<text:line-break/><text:span text:style-name="Strong_20_Emphasis">Problem:</text:span> Anerkennung in Germany is fragmented by state. Files bounce due to missing/incorrect docs and translations, delaying onboarding by months and consuming recruiter time.<text:line-break/><text:span text:style-name="Strong_20_Emphasis">Solution:</text:span> A lightweight Cockpit that (1) generates <text:span text:style-name="Strong_20_Emphasis">state-specific checklists</text:span>, (2) <text:span text:style-name="Strong_20_Emphasis">analyzes uploaded docs</text:span> via OCR/LLM to detect what’s present/missing, and (3) <text:span text:style-name="Strong_20_Emphasis">produces German email templates</text:span> to request exactly what’s missing.<text:line-break/><text:span text:style-name="Strong_20_Emphasis">MVP demo:</text:span> Flask app (Berlin/Bavaria/NRW), OCR PoC for Passport/Diploma, case dashboard, analytics mini-panel.<text:line-break/><text:span text:style-name="Strong_20_Emphasis">Expected impact (pilot):</text:span></text:p>
      <text:list text:style-name="L8">
        <text:list-item>
          <text:p text:style-name="P8">File-return rate ↓ from ~35% → <text:span text:style-name="Strong_20_Emphasis">&lt;10%</text:span></text:p>
        </text:list-item>
        <text:list-item>
          <text:p text:style-name="P8">Recognition cycle time ↓ by <text:span text:style-name="Strong_20_Emphasis">4–8 weeks</text:span> (case-ready sooner)</text:p>
        </text:list-item>
        <text:list-item>
          <text:p text:style-name="P8">Recruiter handling time ↓ from ~10h → <text:span text:style-name="Strong_20_Emphasis">&lt;2h</text:span> per case<text:line-break/><text:span text:style-name="Strong_20_Emphasis">10× potential:</text:span> Add all 16 states + authority directory, then replicate framework for UAE/KSA/Japan recognition → global compliance layer for healthcare mobility.<text:line-break/><text:span text:style-name="Strong_20_Emphasis">Actionability:</text:span> MVP is deployable today; expansion plan achieves production readiness in <text:span text:style-name="Strong_20_Emphasis">≤90 days</text:span>.</text:p>
        </text:list-item>
      </text:list>
      <text:p text:style-name="Horizontal_20_Line"/>
      <text:h text:style-name="Heading_20_1" text:outline-level="1"><text:soft-page-break/>90-day implementation plan (post-selection)</text:h>
      <text:p text:style-name="Text_20_body"><text:span text:style-name="Strong_20_Emphasis">Phase 1 — Core Doc-AI &amp; States (Weeks 1–3)</text:span></text:p>
      <text:list text:style-name="L9">
        <text:list-item>
          <text:p text:style-name="P9">Integrate robust OCR (Tesseract + heuristics or Google Document AI).</text:p>
        </text:list-item>
        <text:list-item>
          <text:p text:style-name="P9">LLM classifier for doc types; target <text:span text:style-name="Strong_20_Emphasis">&gt;85%</text:span> correct classification on key docs.</text:p>
        </text:list-item>
        <text:list-item>
          <text:p text:style-name="P9">Expand state coverage <text:span text:style-name="Strong_20_Emphasis">from 3 → 8</text:span> (add Hesse, Baden-Württemberg, Lower Saxony, Hamburg, Saxony).</text:p>
        </text:list-item>
        <text:list-item>
          <text:p text:style-name="P9">Metrics: detection precision/recall; reduce “unknown” rate &lt;10%.</text:p>
        </text:list-item>
      </text:list>
      <text:p text:style-name="Text_20_body"><text:span text:style-name="Strong_20_Emphasis">Phase 2 — Workflow &amp; Authority Ops (Weeks 4–6)</text:span></text:p>
      <text:list text:style-name="L10">
        <text:list-item>
          <text:p text:style-name="P10">Authority directory (emails, forms, portals) + <text:span text:style-name="Strong_20_Emphasis">auto-generated authority emails</text:span>.</text:p>
        </text:list-item>
        <text:list-item>
          <text:p text:style-name="P10">SLA timers &amp; alerts; export <text:span text:style-name="Strong_20_Emphasis">submission bundle</text:span> (PDF checklist + filenames + notes).</text:p>
        </text:list-item>
        <text:list-item>
          <text:p text:style-name="P10">Role-based access (Recruiter, Ops, Read-only).</text:p>
        </text:list-item>
        <text:list-item>
          <text:p text:style-name="P10">Metrics: % files “ready to submit”; average time to ready.</text:p>
        </text:list-item>
      </text:list>
      <text:p text:style-name="Text_20_body"><text:span text:style-name="Strong_20_Emphasis">Phase 3 — Compliance &amp; Scale (Weeks 7–9)</text:span></text:p>
      <text:list text:style-name="L11">
        <text:list-item>
          <text:p text:style-name="P11">Add <text:span text:style-name="Strong_20_Emphasis">translations &amp; apostille checks</text:span>; mark “certified” vs. “non-certified”.</text:p>
        </text:list-item>
        <text:list-item>
          <text:p text:style-name="P11">Cover <text:span text:style-name="Strong_20_Emphasis">all 16 states</text:span>; add <text:span text:style-name="Strong_20_Emphasis">batch case imports</text:span> from CSV/CRM.</text:p>
        </text:list-item>
        <text:list-item>
          <text:p text:style-name="P11">Privacy hardening (signed URLs, retention policy, audit log).</text:p>
        </text:list-item>
        <text:list-item>
          <text:p text:style-name="P11">Go/No-Go gates + rollout plan to German teams.</text:p>
        </text:list-item>
      </text:list>
      <text:p text:style-name="Text_20_body"><text:span text:style-name="Strong_20_Emphasis">Across all phases</text:span></text:p>
      <text:list text:style-name="L12">
        <text:list-item>
          <text:p text:style-name="P12">Weekly accuracy reports; error triage; user feedback loop in app.</text:p>
        </text:list-item>
        <text:list-item>
          <text:p text:style-name="P12">Docs &amp; training snippets for recruiter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9:21:55.216466487</meta:creation-date>
    <meta:editing-cycles>1</meta:editing-cycles>
    <meta:editing-duration>PT1M57S</meta:editing-duration>
    <dc:date>2025-10-28T19:23:52.105030107</dc:date>
    <meta:generator>LibreOffice/24.2.7.2$Linux_X86_64 LibreOffice_project/420$Build-2</meta:generator>
    <meta:document-statistic meta:table-count="0" meta:image-count="0" meta:object-count="0" meta:page-count="3" meta:paragraph-count="63" meta:word-count="659" meta:character-count="4177" meta:non-whitespace-character-count="3631"/>
  </office:meta>
</office:document-meta>
</file>